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Contents_20_3">
      <style:paragraph-properties>
        <style:tab-stops>
          <style:tab-stop style:position="16cm" style:type="right" style:leader-style="dotted" style:leader-text="."/>
        </style:tab-stops>
      </style:paragraph-properties>
    </style:style>
    <style:style style:name="P3" style:family="paragraph" style:parent-style-name="Heading_20_2">
      <style:paragraph-properties fo:text-align="justify" style:justify-single-word="false"/>
      <style:text-properties officeooo:rsid="0011b18a" officeooo:paragraph-rsid="0011b18a"/>
    </style:style>
    <style:style style:name="P4" style:family="paragraph" style:parent-style-name="Heading_20_2" style:list-style-name="">
      <style:paragraph-properties fo:text-align="justify" style:justify-single-word="false"/>
    </style:style>
    <style:style style:name="P5" style:family="paragraph" style:parent-style-name="Heading_20_2">
      <style:paragraph-properties fo:text-align="justify" style:justify-single-word="false" fo:break-before="page"/>
    </style:style>
    <style:style style:name="P6" style:family="paragraph" style:parent-style-name="Heading_20_2">
      <style:paragraph-properties fo:text-align="justify" style:justify-single-word="false" fo:break-before="page"/>
      <style:text-properties officeooo:rsid="00139446" officeooo:paragraph-rsid="00139446"/>
    </style:style>
    <style:style style:name="P7" style:family="paragraph" style:parent-style-name="Heading_20_2">
      <style:paragraph-properties fo:text-align="justify" style:justify-single-word="false"/>
      <style:text-properties officeooo:rsid="001508e9" officeooo:paragraph-rsid="001508e9"/>
    </style:style>
    <style:style style:name="P8" style:family="paragraph" style:parent-style-name="Heading_20_2">
      <style:paragraph-properties fo:text-align="justify" style:justify-single-word="false"/>
      <style:text-properties officeooo:rsid="00172038" officeooo:paragraph-rsid="00172038"/>
    </style:style>
    <style:style style:name="P9" style:family="paragraph" style:parent-style-name="Heading_20_3">
      <style:paragraph-properties fo:text-align="justify" style:justify-single-word="false"/>
    </style:style>
    <style:style style:name="P10" style:family="paragraph" style:parent-style-name="Heading_20_3">
      <style:paragraph-properties fo:text-align="justify" style:justify-single-word="false"/>
      <style:text-properties officeooo:paragraph-rsid="001301e3"/>
    </style:style>
    <style:style style:name="P11" style:family="paragraph" style:parent-style-name="Heading_20_3">
      <style:paragraph-properties fo:text-align="justify" style:justify-single-word="false" fo:break-before="page"/>
      <style:text-properties style:text-underline-style="none" officeooo:rsid="00172038" officeooo:paragraph-rsid="00172038"/>
    </style:style>
    <style:style style:name="P12" style:family="paragraph" style:parent-style-name="Standard">
      <style:paragraph-properties fo:text-align="justify" style:justify-single-word="false"/>
      <style:text-properties officeooo:rsid="0011b18a" officeooo:paragraph-rsid="0011b18a"/>
    </style:style>
    <style:style style:name="P13" style:family="paragraph" style:parent-style-name="Text_20_body" style:list-style-name="L5">
      <style:paragraph-properties fo:text-align="justify" style:justify-single-word="false"/>
      <style:text-properties fo:font-weight="bold" officeooo:rsid="00139446" officeooo:paragraph-rsid="00139446" style:font-weight-asian="bold" style:font-weight-complex="bold"/>
    </style:style>
    <style:style style:name="P14" style:family="paragraph" style:parent-style-name="Text_20_body" style:list-style-name="L3">
      <style:paragraph-properties fo:text-align="justify" style:justify-single-word="false"/>
      <style:text-properties fo:font-style="italic" fo:font-weight="normal" officeooo:rsid="0011b18a" officeooo:paragraph-rsid="001301e3" style:font-style-asian="italic" style:font-weight-asian="normal" style:font-style-complex="italic" style:font-weight-complex="normal"/>
    </style:style>
    <style:style style:name="P15" style:family="paragraph" style:parent-style-name="Text_20_body" style:list-style-name="L5">
      <style:paragraph-properties fo:text-align="justify" style:justify-single-word="false"/>
      <style:text-properties fo:font-style="italic" fo:font-weight="normal" officeooo:rsid="001508e9" officeooo:paragraph-rsid="001508e9" style:font-style-asian="italic" style:font-weight-asian="normal" style:font-style-complex="italic" style:font-weight-complex="normal"/>
    </style:style>
    <style:style style:name="P16" style:family="paragraph" style:parent-style-name="Text_20_body">
      <style:paragraph-properties fo:text-align="justify" style:justify-single-word="false"/>
      <style:text-properties fo:font-style="italic" fo:font-weight="normal" officeooo:rsid="001508e9" officeooo:paragraph-rsid="001508e9" style:font-style-asian="italic" style:font-weight-asian="normal" style:font-style-complex="italic" style:font-weight-complex="normal"/>
    </style:style>
    <style:style style:name="P17" style:family="paragraph" style:parent-style-name="Text_20_body" style:list-style-name="L3">
      <style:paragraph-properties fo:text-align="justify" style:justify-single-word="false"/>
      <style:text-properties fo:font-style="italic" style:text-underline-style="solid" style:text-underline-width="auto" style:text-underline-color="font-color" fo:font-weight="normal" officeooo:rsid="0011b18a" officeooo:paragraph-rsid="0011b18a" style:font-style-asian="italic" style:font-weight-asian="normal" style:font-style-complex="italic" style:font-weight-complex="normal"/>
    </style:style>
    <style:style style:name="P18" style:family="paragraph" style:parent-style-name="Text_20_body" style:list-style-name="L3">
      <style:paragraph-properties fo:text-align="justify" style:justify-single-word="false"/>
      <style:text-properties fo:font-style="italic" style:text-underline-style="solid" style:text-underline-width="auto" style:text-underline-color="font-color" fo:font-weight="normal" officeooo:rsid="001301e3" officeooo:paragraph-rsid="001301e3" style:font-style-asian="italic" style:font-weight-asian="normal" style:font-style-complex="italic" style:font-weight-complex="normal"/>
    </style:style>
    <style:style style:name="P19" style:family="paragraph" style:parent-style-name="Text_20_body" style:list-style-name="L4">
      <style:paragraph-properties fo:text-align="justify" style:justify-single-word="false"/>
      <style:text-properties fo:font-style="italic" style:text-underline-style="solid" style:text-underline-width="auto" style:text-underline-color="font-color" officeooo:rsid="001301e3" officeooo:paragraph-rsid="001301e3" style:font-style-asian="italic" style:font-style-complex="italic"/>
    </style:style>
    <style:style style:name="P20" style:family="paragraph" style:parent-style-name="Text_20_body">
      <style:paragraph-properties fo:text-align="justify" style:justify-single-word="false"/>
      <style:text-properties fo:font-style="italic" style:text-underline-style="solid" style:text-underline-width="auto" style:text-underline-color="font-color" officeooo:rsid="001301e3" officeooo:paragraph-rsid="001301e3" style:font-style-asian="italic" style:font-style-complex="italic"/>
    </style:style>
    <style:style style:name="P21" style:family="paragraph" style:parent-style-name="Text_20_body">
      <style:paragraph-properties fo:text-align="justify" style:justify-single-word="false"/>
      <style:text-properties officeooo:paragraph-rsid="0011b18a"/>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justify" style:justify-single-word="false"/>
      <style:text-properties officeooo:paragraph-rsid="00172038"/>
    </style:style>
    <style:style style:name="P24" style:family="paragraph" style:parent-style-name="Text_20_body" style:list-style-name="L6">
      <style:paragraph-properties fo:text-align="justify" style:justify-single-word="false"/>
      <style:text-properties style:font-name="Liberation Serif" fo:font-size="12pt" style:text-underline-style="solid" style:text-underline-width="auto" style:text-underline-color="font-color" fo:font-weight="normal" officeooo:rsid="001508e9" officeooo:paragraph-rsid="001508e9" style:font-size-asian="10.5pt" style:font-weight-asian="normal" style:font-size-complex="12pt" style:font-weight-complex="normal"/>
    </style:style>
    <style:style style:name="P25" style:family="paragraph" style:parent-style-name="Text_20_body" style:list-style-name="L6">
      <style:paragraph-properties fo:text-align="justify" style:justify-single-word="false"/>
      <style:text-properties style:font-name="Liberation Serif" fo:font-size="12pt" style:text-underline-style="solid" style:text-underline-width="auto" style:text-underline-color="font-color" fo:font-weight="normal" officeooo:rsid="001508e9" officeooo:paragraph-rsid="0016b4ef" style:font-size-asian="10.5pt" style:font-weight-asian="normal" style:font-size-complex="12pt" style:font-weight-complex="normal"/>
    </style:style>
    <style:style style:name="P26" style:family="paragraph" style:parent-style-name="Text_20_body">
      <style:paragraph-properties fo:text-align="justify" style:justify-single-word="false"/>
      <style:text-properties style:font-name="Liberation Serif" fo:font-size="12pt" style:text-underline-style="solid" style:text-underline-width="auto" style:text-underline-color="font-color" fo:font-weight="normal" officeooo:rsid="001508e9" officeooo:paragraph-rsid="0016b4ef" style:font-size-asian="10.5pt" style:font-weight-asian="normal" style:font-size-complex="12pt" style:font-weight-complex="normal"/>
    </style:style>
    <style:style style:name="P27" style:family="paragraph" style:parent-style-name="Text_20_body" style:list-style-name="L9">
      <style:paragraph-properties fo:text-align="justify" style:justify-single-word="false"/>
      <style:text-properties style:text-underline-style="solid" style:text-underline-width="auto" style:text-underline-color="font-color" officeooo:rsid="00172038" officeooo:paragraph-rsid="00172038"/>
    </style:style>
    <style:style style:name="P28" style:family="paragraph" style:parent-style-name="Text_20_body" style:list-style-name="L9">
      <style:paragraph-properties fo:text-align="justify" style:justify-single-word="false"/>
      <style:text-properties style:text-underline-style="solid" style:text-underline-width="auto" style:text-underline-color="font-color" officeooo:rsid="00172038" officeooo:paragraph-rsid="001881bc"/>
    </style:style>
    <style:style style:name="P29" style:family="paragraph" style:parent-style-name="Text_20_body" style:list-style-name="L9">
      <style:paragraph-properties fo:text-align="justify" style:justify-single-word="false"/>
      <style:text-properties style:text-underline-style="none" officeooo:rsid="00172038" officeooo:paragraph-rsid="00172038"/>
    </style:style>
    <style:style style:name="P30" style:family="paragraph" style:parent-style-name="Text_20_body" style:list-style-name="L9">
      <style:paragraph-properties fo:text-align="justify" style:justify-single-word="false"/>
      <style:text-properties style:text-underline-style="none" officeooo:rsid="00172038" officeooo:paragraph-rsid="001881bc"/>
    </style:style>
    <style:style style:name="P31" style:family="paragraph" style:parent-style-name="Text_20_body">
      <style:paragraph-properties fo:text-align="justify" style:justify-single-word="false"/>
      <style:text-properties style:text-underline-style="none" officeooo:rsid="00172038" officeooo:paragraph-rsid="00172038"/>
    </style:style>
    <style:style style:name="P32" style:family="paragraph" style:parent-style-name="Text_20_body">
      <style:paragraph-properties fo:text-align="justify" style:justify-single-word="false"/>
      <style:text-properties style:text-underline-style="none" officeooo:rsid="00172038" officeooo:paragraph-rsid="001881bc"/>
    </style:style>
    <style:style style:name="T1" style:family="text">
      <style:text-properties officeooo:rsid="0011b18a"/>
    </style:style>
    <style:style style:name="T2" style:family="text">
      <style:text-properties style:font-name="Liberation Sans" fo:font-size="16pt" fo:font-weight="bold" style:font-name-asian="Noto Sans CJK SC" style:font-size-asian="16pt" style:font-weight-asian="bold" style:font-name-complex="Lohit Devanagari1" style:font-size-complex="16pt" style:font-weight-complex="bold"/>
    </style:style>
    <style:style style:name="T3" style:family="text">
      <style:text-properties style:font-name="Liberation Sans" fo:font-size="16pt" fo:font-weight="bold" officeooo:rsid="0011b18a" style:font-name-asian="Noto Sans CJK SC" style:font-size-asian="16pt" style:font-weight-asian="bold" style:font-name-complex="Lohit Devanagari1" style:font-size-complex="16pt"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tyle="normal" style:text-underline-style="none" style:font-style-asian="normal" style:font-style-complex="normal"/>
    </style:style>
    <style:style style:name="T8" style:family="text">
      <style:text-properties fo:font-style="normal" style:text-underline-style="none" officeooo:rsid="001301e3" style:font-style-asian="normal" style:font-style-complex="normal"/>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officeooo:rsid="001301e3"/>
    </style:style>
    <style:style style:name="T11" style:family="text">
      <style:text-properties style:text-underline-style="none"/>
    </style:style>
    <style:style style:name="T12" style:family="text">
      <style:text-properties style:text-underline-style="none" style:font-name-asian="Noto Sans CJK SC" style:font-name-complex="Lohit Devanagari1"/>
    </style:style>
    <style:style style:name="T13" style:family="text">
      <style:text-properties style:text-underline-style="none" officeooo:rsid="00172038"/>
    </style:style>
    <style:style style:name="T14" style:family="text">
      <style:text-properties style:text-underline-style="none" officeooo:rsid="001881bc"/>
    </style:style>
    <style:style style:name="T15" style:family="text">
      <style:text-properties officeooo:rsid="00139446"/>
    </style:style>
    <style:style style:name="T16" style:family="text">
      <style:text-properties style:font-name-asian="Noto Sans CJK SC" style:font-name-complex="Lohit Devanagari1"/>
    </style:style>
    <style:style style:name="T17" style:family="text">
      <style:text-properties officeooo:rsid="00172038"/>
    </style:style>
    <style:style style:name="T18" style:family="text">
      <style:text-properties officeooo:rsid="0018db19"/>
    </style:style>
    <style:style style:name="T19" style:family="text">
      <style:text-properties officeooo:rsid="001988c6"/>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1"><text:a xlink:type="simple" xlink:href="#__RefHeading___Toc142_2545607899" text:style-name="Index_20_Link" text:visited-style-name="Index_20_Link">1. Definición ERP<text:tab/>2</text:a></text:p>
          <text:p text:style-name="P1"><text:a xlink:type="simple" xlink:href="#__RefHeading___Toc144_2545607899" text:style-name="Index_20_Link" text:visited-style-name="Index_20_Link">2. Ventajas e inconvenientes<text:tab/>2</text:a></text:p>
          <text:p text:style-name="P2"><text:a xlink:type="simple" xlink:href="#__RefHeading___Toc146_2545607899" text:style-name="Index_20_Link" text:visited-style-name="Index_20_Link"><text:s/>2.1 Ventajas<text:tab/>2</text:a></text:p>
          <text:p text:style-name="P2"><text:a xlink:type="simple" xlink:href="#__RefHeading___Toc148_2545607899" text:style-name="Index_20_Link" text:visited-style-name="Index_20_Link"><text:s/>2.2 Inconvenientes<text:tab/>2</text:a></text:p>
          <text:p text:style-name="P1"><text:a xlink:type="simple" xlink:href="#__RefHeading___Toc150_2545607899" text:style-name="Index_20_Link" text:visited-style-name="Index_20_Link">3. Características de un ERP<text:tab/>4</text:a></text:p>
          <text:p text:style-name="P1"><text:a xlink:type="simple" xlink:href="#__RefHeading___Toc152_2545607899" text:style-name="Index_20_Link" text:visited-style-name="Index_20_Link">4. Módulos mas comunes de un ERP<text:tab/>4</text:a></text:p>
          <text:p text:style-name="P1"><text:a xlink:type="simple" xlink:href="#__RefHeading___Toc154_2545607899" text:style-name="Index_20_Link" text:visited-style-name="Index_20_Link">5. Herramientas<text:tab/>5</text:a></text:p>
          <text:p text:style-name="P2"><text:a xlink:type="simple" xlink:href="#__RefHeading___Toc156_2545607899" text:style-name="Index_20_Link" text:visited-style-name="Index_20_Link"><text:s/>5.1 WebERP<text:tab/>5</text:a></text:p>
          <text:p text:style-name="P2"><text:a xlink:type="simple" xlink:href="#__RefHeading___Toc158_2545607899" text:style-name="Index_20_Link" text:visited-style-name="Index_20_Link"><text:s/>5.2 Odoo<text:tab/>6</text:a></text:p>
        </text:index-body>
      </text:table-of-content>
      <text:h text:style-name="P4" text:outline-level="2"/>
      <text:h text:style-name="P5" text:outline-level="2"><text:bookmark-start text:name="__RefHeading___Toc142_2545607899"/><text:span text:style-name="T15">1. </text:span><text:span text:style-name="T1">Definici</text:span><text:span text:style-name="T3">ón ERP</text:span><text:tab/><text:bookmark-end text:name="__RefHeading___Toc142_2545607899"/></text:h>
      <text:p text:style-name="P12"><text:tab/>Un ERP (Enterprise Resource Planning) es un software que permite la inegración de datos y procesos de una organización en un único sistema informático. Normalmente están formados por varios módulos que posibilitan esta integración que utilizan una única base de datos. Lo más destacable de un ERP es que unifica y ordena toda la información de la empresa en un solo lugar, de este modo, cualquier suceso queda a la vista de forma inmediata, posibilitando la toma de decisiones de forma más rápida y segura, acortando los ciclos productivos. Con un ERP tendremos la empresa bajo control e incrementaremos la calidad de nuestros servicios y productos.</text:p>
      <text:p text:style-name="P12"/>
      <text:h text:style-name="P3" text:outline-level="2"><text:bookmark-start text:name="__RefHeading___Toc144_2545607899"/><text:span text:style-name="T15">2. </text:span>Ventajas e inconvenientes<text:bookmark-end text:name="__RefHeading___Toc144_2545607899"/></text:h>
      <text:h text:style-name="P9" text:outline-level="3"><text:bookmark-start text:name="__RefHeading___Toc146_2545607899"/><text:span text:style-name="T1"><text:s text:c="4"/></text:span><text:span text:style-name="T15">2.1 </text:span><text:span text:style-name="T1">Ventajas</text:span><text:bookmark-end text:name="__RefHeading___Toc146_2545607899"/></text:h>
      <text:list xml:id="list1795835538" text:style-name="L3">
        <text:list-item>
          <text:p text:style-name="P17">Mejora de la productividad<text:span text:style-name="T6">:</text:span></text:p>
          <text:p text:style-name="P14"><text:span text:style-name="T8"><text:s text:c="4"/></text:span><text:span text:style-name="T6">Los sistemas integrados ERP mejoran la productividad de dos formas. La primera por la automatización de diferentes necesidades de la empresa, como por ejemplo, crear la nómina, generación de facturas e inventarios, etc. y, la segunda dando sencillez a los procesos, reduciendo las esperas absurdas o innecesarios calentamientos de sillas. Por otra parte, al disponer de una base datos centralizada permite el trabajo simultáneo entre diferentes departamentos y se reducen las dependencias de unos con otros, de manera que no resulte estrictamente indispensable que uno termine para que el otro pueda hacer su trabajo.</text:span></text:p>
        </text:list-item>
        <text:list-item>
          <text:p text:style-name="P18">Integración de datos<text:span text:style-name="T7">:</text:span></text:p>
          <text:p text:style-name="P18"><text:span text:style-name="T7"><text:s text:c="4"/>Al tener una base de datos única hay menos posibilidad de error y también son menores las duplicidades, lo que supone que algunos empleados puedan dedicar el tiempo a otras actividades.</text:span></text:p>
        </text:list-item>
        <text:list-item>
          <text:p text:style-name="P18">Toma de decisiones<text:span text:style-name="T7">:</text:span></text:p>
          <text:p text:style-name="P18"><text:span text:style-name="T7"><text:s text:c="4"/>La fiabilidad de datos únicos y la posibilidad de que cada usuario con el rol asignado pueda ver unos determinados datos favorecen la toma decisiones.</text:span></text:p>
          <text:p text:style-name="P18"><text:span text:style-name="T7"/></text:p>
        </text:list-item>
        <text:list-item>
          <text:p text:style-name="P18">Flexibilidad<text:span text:style-name="T7">:</text:span></text:p>
          <text:p text:style-name="P18"><text:span text:style-name="T7"><text:s text:c="4"/>Principalmente las grandes empresas tienen clientes o filiales por distintos países del mundo que tienen unas normas financieras y moneda distintas. El idioma nativo de los empleados o los clientes también puede ser distinto al de la empresa. Los efectos de la globalización son más sencillos de solucionar con un sistema integrado ERP, ya que suelen incluir módulos específicos para mitigar estos problemas.</text:span></text:p>
        </text:list-item>
      </text:list>
      <text:p text:style-name="P21"/>
      <text:h text:style-name="P10" text:outline-level="3"><text:bookmark-start text:name="__RefHeading___Toc148_2545607899"/><text:span text:style-name="T1"><text:s text:c="4"/></text:span><text:span text:style-name="T15">2.2 </text:span><text:span text:style-name="T10">Inconvenientes</text:span><text:bookmark-end text:name="__RefHeading___Toc148_2545607899"/></text:h>
      <text:list xml:id="list3117679226" text:style-name="L4">
        <text:list-item>
          <text:p text:style-name="P19">El coste de la implementación<text:span text:style-name="T7">:</text:span></text:p>
          <text:p text:style-name="P19"><text:soft-page-break/><text:span text:style-name="T9"><text:s text:c="4"/></text:span><text:span text:style-name="T7">El principal obstáculo para que las pequeñas y medianas empresas no disfruten de un sistema integrado ERP es el coste de su implementación. </text:span></text:p>
          <text:p text:style-name="P19"><text:span text:style-name="T9"><text:s text:c="4"/></text:span><text:span text:style-name="T7">Según un estudio realizado por Panorama Consulting Solutions LLC., para una empresa grande la implementación se sitúa en torno a 4 millones de euros [23].</text:span></text:p>
          <text:p text:style-name="P19"><text:span text:style-name="T9"><text:s text:c="4"/></text:span><text:span text:style-name="T7">Este gran coste es un escollo que se ha ido mitigando con la aparición de ERP Open source y la implementación en la nube como ya se ha explicado en el apartado anterior. No obstante, aún así sigue siendo una decisión empresarial muy importante.</text:span></text:p>
        </text:list-item>
        <text:list-item>
          <text:p text:style-name="P19">La formación del personal<text:span text:style-name="T9">:</text:span></text:p>
          <text:p text:style-name="P19"><text:span text:style-name="T9"><text:s text:c="4"/>Los empleados deberán formarse para el uso y mantenimiento del sistema, lo que conlleva gasto en cursos. El personal necesita un tiempo de adaptación al nuevo sistema y, por ello la mejora de productividad no será instantánea.</text:span></text:p>
        </text:list-item>
        <text:list-item>
          <text:p text:style-name="P19"><text:span text:style-name="T5">La restructuración de los procesos</text:span><text:span text:style-name="T9">:</text:span></text:p>
          <text:p text:style-name="P19"><text:span text:style-name="T9"><text:s text:c="4"/>Para que los procesos de la empresa se simplifiquen es necesario hacer un estudio de los mismos y, en algunos casos, redefinirlos para su automatización. Aunque cada vez las empresas optan por soluciones más genéricas, son éstas las que se adaptan al sistema y no al revés. </text:span></text:p>
        </text:list-item>
        <text:list-item>
          <text:p text:style-name="P19"><text:span text:style-name="T5">Dependencia con el provedor</text:span><text:span text:style-name="T9">: </text:span></text:p>
          <text:p text:style-name="P19"><text:span text:style-name="T9"><text:s text:c="4"/>Cada proveedor ofrece soluciones únicas lo que genera dependencia con aquél, de ahí que las grandes empresas opten por proveedores fiables. Es importante destacar que la posibilidad de la migración de una base datos depende del proveedor y, en la mayoría de los casos, resulta ser una tarea difícil y costosa.</text:span></text:p>
        </text:list-item>
      </text:list>
      <text:p text:style-name="P20"><text:span text:style-name="T9"/></text:p>
      <text:h text:style-name="P6" text:outline-level="2"><text:bookmark-start text:name="__RefHeading___Toc150_2545607899"/>3. Caracter<text:span text:style-name="T2">ísticas de un ERP</text:span><text:bookmark-end text:name="__RefHeading___Toc150_2545607899"/></text:h>
      <text:list xml:id="list2378080641" text:style-name="L5">
        <text:list-item>
          <text:p text:style-name="P13">Integral<text:span text:style-name="T5">: Permiten controlar los diferentes procesos de la compañía bajo la óptica de que todos los departamentos de una empresa se relacionan entre sí, es decir, que el resultado de un proceso es punto de inicio del siguiente. </text:span></text:p>
        </text:list-item>
        <text:list-item>
          <text:p text:style-name="P13">Modular<text:span text:style-name="T5">: Una empresa es un conjunto de departamentos que se encuentran interrelacionados por la información que comparten y que se genera a partir de sus procesos. Una ventaja de los ERP, tanto económica como técnica, es que su funcionalidad se encuentra dividida en módulos, los cuales pueden instalarse de acuerdo con los requerimientos del cliente.</text:span></text:p>
        </text:list-item>
        <text:list-item>
          <text:p text:style-name="P13">Adaptable<text:span text:style-name="T5">: Gracias a la modularidad y capacidad de integración. El sistema se puede adaptar a las necesidades de cada empresa por medio de la configuración y parametrización de los procesos.</text:span></text:p>
        </text:list-item>
        <text:list-item>
          <text:p text:style-name="P13">Otras características</text:p>
          <text:list>
            <text:list-item>
              <text:p text:style-name="P15">Procesar todas las transacciones</text:p>
            </text:list-item>
            <text:list-item>
              <text:p text:style-name="P15">Papel clave en la medición de los resultados de la empresa</text:p>
            </text:list-item>
            <text:list-item>
              <text:p text:style-name="P15">Realizar un seguimiento, medir e informar de la evolución de los acontecimientos sucedidos en la empresa</text:p>
            </text:list-item>
            <text:list-item>
              <text:p text:style-name="P15">Dar soporte a las funciones básicas del negocio o actividad</text:p>
            </text:list-item>
          </text:list>
        </text:list-item>
      </text:list>
      <text:p text:style-name="P16"/>
      <text:h text:style-name="P7" text:outline-level="2"><text:bookmark-start text:name="__RefHeading___Toc152_2545607899"/>4. M<text:span text:style-name="T2">ódulos mas comunes de un ERP</text:span><text:bookmark-end text:name="__RefHeading___Toc152_2545607899"/></text:h>
      <text:list xml:id="list2662521253" text:style-name="L6">
        <text:list-item>
          <text:p text:style-name="P24"><text:span text:style-name="T16">Financiero</text:span><text:span text:style-name="T12">:</text:span></text:p>
          <text:p text:style-name="P24"><text:span text:style-name="T12"><text:s text:c="9"/>Este módulo se encarga de los aspectos económico-financieros de la empresa. Se trata del módulo base ya que cualquier empresa tiene flujos de deniero, además tiene que estar integrado perfectamente con el resto de módulos. Algunas de las funciones de este módulo son las siguientes:</text:span></text:p>
          <text:list>
            <text:list-item>
              <text:p text:style-name="P24"><text:span text:style-name="T12">Contabilidad general</text:span></text:p>
            </text:list-item>
            <text:list-item>
              <text:p text:style-name="P24"><text:span text:style-name="T12">Gestión de tesorería</text:span></text:p>
            </text:list-item>
            <text:list-item>
              <text:p text:style-name="P24"><text:span text:style-name="T12">Gestión de activos</text:span></text:p>
            </text:list-item>
            <text:list-item>
              <text:p text:style-name="P24"><text:span text:style-name="T12">Elaboración de informes</text:span></text:p>
            </text:list-item>
            <text:list-item>
              <text:p text:style-name="P24"><text:span text:style-name="T12">Contabilidad analítica</text:span></text:p>
            </text:list-item>
          </text:list>
        </text:list-item>
        <text:list-item>
          <text:p text:style-name="P24"><text:span text:style-name="T16">Recursos humanos</text:span><text:span text:style-name="T12">:</text:span></text:p>
          <text:p text:style-name="P24"><text:span text:style-name="T12"><text:s text:c="9"/>Este módulo nos permite gestionar la información relacionada con los empleados de la empresa o organización. Se encarga de las siguientes funciones:</text:span></text:p>
          <text:list>
            <text:list-item>
              <text:p text:style-name="P24"><text:span text:style-name="T12">Gestión de ausencias</text:span></text:p>
            </text:list-item>
            <text:list-item>
              <text:p text:style-name="P24"><text:span text:style-name="T12">Gestión de perfiles</text:span></text:p>
            </text:list-item>
            <text:list-item>
              <text:p text:style-name="P24"><text:soft-page-break/><text:span text:style-name="T12">Gestión de contratos</text:span></text:p>
            </text:list-item>
            <text:list-item>
              <text:p text:style-name="P24"><text:span text:style-name="T12">Gestión de nóminas</text:span></text:p>
            </text:list-item>
          </text:list>
        </text:list-item>
        <text:list-item>
          <text:p text:style-name="P24"><text:span text:style-name="T16">Ventas</text:span><text:span text:style-name="T12">:</text:span></text:p>
          <text:p text:style-name="P24"><text:span text:style-name="T12"><text:s text:c="9"/>Este módulo se encarga de las relaciones con otras empresas, dando soporte, preventa y postventa. En la actualidad este módulo se integra con un sistema de información más completo, el CRM</text:span></text:p>
        </text:list-item>
        <text:list-item>
          <text:p text:style-name="P24"><text:span text:style-name="T16">Aprovisionamiento y logística interna</text:span><text:span text:style-name="T12">:</text:span></text:p>
          <text:p text:style-name="P24"><text:span text:style-name="T12"><text:s text:c="9"/>Este proceso corresponde con la gestión de materiales y la relación con proveedores. El apartado de gestión de materiales debe proporcionar el precio, sus distribuidores y su disponibilidad.</text:span></text:p>
        </text:list-item>
        <text:list-item>
          <text:p text:style-name="P24"><text:span text:style-name="T16">Planificación de la producción</text:span><text:span text:style-name="T12">:</text:span></text:p>
          <text:p text:style-name="P25"><text:span text:style-name="T12"><text:s text:c="9"/>El ERP conecta los procesos de la producción de una empresa con el resto de sus funciones de negocio: logística, finanzas, requisitos de seguridad ambientales y de salud. También permite gestionar operaciones de fabricación.</text:span></text:p>
        </text:list-item>
      </text:list>
      <text:p text:style-name="P26"><text:span text:style-name="T12"/></text:p>
      <text:h text:style-name="P8" text:outline-level="2"><text:bookmark-start text:name="__RefHeading___Toc154_2545607899"/>5. Herramientas<text:bookmark-end text:name="__RefHeading___Toc154_2545607899"/></text:h>
      <text:h text:style-name="P9" text:outline-level="3"><text:bookmark-start text:name="__RefHeading___Toc156_2545607899"/><text:tab/><text:span text:style-name="T19">5.1 </text:span><text:span text:style-name="T17">WebERP</text:span><text:bookmark-end text:name="__RefHeading___Toc156_2545607899"/></text:h>
      <text:p text:style-name="P22"><text:tab/><text:tab/><text:span text:style-name="T17">Es un sistema basado completamente en la web de contabilidad y la gestión empresarial en el que solo se precisa de un navegador y un lector de PDF. Está escrita en lenguaje PHP, en la cual cualquier usuario puede escribir nuevas funciones</text:span></text:p>
      <text:list xml:id="list1146982388" text:style-name="L9">
        <text:list-item>
          <text:p text:style-name="P27">Características<text:span text:style-name="T11">:</text:span></text:p>
          <text:p text:style-name="P29"><text:tab/>Incluye las características principales de un ERP, además cuenta con los niveles propios de seguridad de una página web, como HTTPS y una configuración sencilla de los posibles roles. Por ejemplo sólo las personas autorizadas pueden hacer las transacciones bancarias</text:p>
        </text:list-item>
        <text:list-item>
          <text:p text:style-name="P27">Requisitos del sistema<text:span text:style-name="T11">:</text:span></text:p>
          <text:p text:style-name="P29"><text:tab/>No hay ningún requisito de sistema operativo para el usuario ya que es un sistema basado en la web. En cambio para el servidor precisas tener PHP v5.1 y MySQL 4.3 o superiores. Es válido cualquier otro programa similiar.</text:p>
        </text:list-item>
        <text:list-item>
          <text:p text:style-name="P27">Implementación<text:span text:style-name="T11">:</text:span></text:p>
          <text:p text:style-name="P29"><text:tab/>Puede implementarse On-site creando una web propia o en la nube pagando por el alojamiento de la web</text:p>
        </text:list-item>
        <text:list-item>
          <text:p text:style-name="P27">Precio<text:span text:style-name="T11">:</text:span></text:p>
          <text:p text:style-name="P29"><text:tab/>El coste de implementación y del soporte se encarga la empresa que preste el servicio a la empresa-cliente</text:p>
        </text:list-item>
      </text:list>
      <text:p text:style-name="P31"/>
      <text:h text:style-name="P11" text:outline-level="3"><text:bookmark-start text:name="__RefHeading___Toc158_2545607899"/><text:tab/><text:span text:style-name="T19">5.2 </text:span>O<text:span text:style-name="T18">doo</text:span><text:bookmark-end text:name="__RefHeading___Toc158_2545607899"/></text:h>
      <text:p text:style-name="P23"><text:span text:style-name="T13"><text:tab/><text:tab/></text:span><text:span text:style-name="T14">Odoo es una suite completa de aplicaciones empresariales que cubre todas las necesidades de negocio. Cuenta con más de 5.400 desarrolladores capaces de crear unas 300 aplicaciones al mes en 23 idiomas diferentes. Odoo nació en el 2015 con una ampliación de capital sobre OpenERP</text:span></text:p>
      <text:list xml:id="list132932148954023" text:continue-numbering="true" text:style-name="L9">
        <text:list-item>
          <text:p text:style-name="P28">Características<text:span text:style-name="T11">:</text:span></text:p>
          <text:p text:style-name="P30"><text:tab/>Dispone de multitud de aplicaciones diferentes con las que poder disponer de toda la funcionalidad del back office. Este trabajo se centra sólo en la parte de ERP puro cuyas características de la comunidad son totalmente gratuitas.</text:p>
        </text:list-item>
        <text:list-item>
          <text:p text:style-name="P28">Requisitos del sistema<text:span text:style-name="T11">:</text:span></text:p>
          <text:p text:style-name="P30"><text:tab/>Con la versión de la comunidad sólo es posible el uso de la aplicación de escritorio que necesita tener instalado la versión de pytyon 2.7.9 y una versión de postgesql 9.4.</text:p>
        </text:list-item>
        <text:list-item>
          <text:p text:style-name="P28">Implementación<text:span text:style-name="T11">:</text:span></text:p>
          <text:p text:style-name="P30"><text:tab/><text:span text:style-name="T18">Existen dos modelos de implementación local u on-site y otro en la nube</text:span></text:p>
        </text:list-item>
        <text:list-item>
          <text:p text:style-name="P28">Precio<text:span text:style-name="T11">:</text:span></text:p>
          <text:p text:style-name="P30"><text:tab/><text:span text:style-name="T18">El coste del servicio de community es gratis. En el servicio en linea(Odoo) 20€ por usuario al mes. Por último por el servicio enterprise(socio) por 25€ por usuario al mes</text:span></text:p>
        </text:list-item>
      </text:list>
      <text:p text:style-name="P32"><text:span text:style-name="T1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5T12:16:00.937189819</meta:creation-date>
    <dc:date>2023-05-25T13:29:30.027356383</dc:date>
    <meta:editing-duration>PT23M42S</meta:editing-duration>
    <meta:editing-cycles>6</meta:editing-cycles>
    <meta:generator>LibreOffice/7.3.7.2$Linux_X86_64 LibreOffice_project/30$Build-2</meta:generator>
    <meta:document-statistic meta:table-count="0" meta:image-count="0" meta:object-count="0" meta:page-count="6" meta:paragraph-count="83" meta:word-count="1382" meta:character-count="8422" meta:non-whitespace-character-count="7057"/>
  </office:meta>
</office:document-meta>
</file>